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9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7.435cm" fo:min-width="14.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7.848cm" fo:min-width="23.9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.37cm" fo:min-width="6.8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37cm" fo:min-width="9.6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7.37cm" fo:min-width="9.025cm"/>
    </style:style>
    <style:style style:name="gr12" style:family="graphic" style:parent-style-name="standard">
      <style:graphic-properties draw:textarea-horizontal-align="justify" draw:textarea-vertical-align="middle" draw:auto-grow-height="false" fo:min-height="0.94cm" fo:min-width="8.092cm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1.703cm"/>
    </style:style>
    <style:style style:name="gr14" style:family="graphic" style:parent-style-name="standard">
      <style:graphic-properties draw:textarea-horizontal-align="justify" draw:textarea-vertical-align="middle" draw:auto-grow-height="false" fo:min-height="2.612cm" fo:min-width="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0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0.294cm"/>
    </style:style>
    <style:style style:name="gr17" style:family="graphic" style:parent-style-name="standard">
      <style:graphic-properties draw:textarea-horizontal-align="justify" draw:textarea-vertical-align="middle" draw:auto-grow-height="false" fo:min-height="1.972cm" fo:min-width="4.2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8.89cm" svg:x="1.63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3cm" svg:height="0.962cm" svg:x="2.27cm" svg:y="3.85cm">
          <draw:text-box>
            <text:p>Screw Size</text:p>
          </draw:text-box>
        </draw:frame>
        <draw:frame draw:style-name="gr2" draw:text-style-name="P2" draw:layer="layout" svg:width="5.256cm" svg:height="0.962cm" svg:x="2.27cm" svg:y="5.201cm">
          <draw:text-box>
            <text:p>Threads per inch</text:p>
          </draw:text-box>
        </draw:frame>
        <draw:frame draw:style-name="gr2" draw:text-style-name="P2" draw:layer="layout" svg:width="6.759cm" svg:height="0.962cm" svg:x="2.27cm" svg:y="6.553cm">
          <draw:text-box>
            <text:p>External Thread Class</text:p>
          </draw:text-box>
        </draw:frame>
        <draw:frame draw:style-name="gr2" draw:text-style-name="P2" draw:layer="layout" svg:width="7.428cm" svg:height="0.962cm" svg:x="2.27cm" svg:y="7.904cm">
          <draw:text-box>
            <text:p>External Thread Material</text:p>
          </draw:text-box>
        </draw:frame>
        <draw:frame draw:style-name="gr3" draw:text-style-name="P2" draw:layer="layout" svg:width="7.216cm" svg:height="0.962cm" svg:x="2.27cm" svg:y="9.255cm">
          <draw:text-box>
            <text:p>Internal Thread Material</text:p>
          </draw:text-box>
        </draw:frame>
        <draw:frame draw:style-name="gr2" draw:text-style-name="P2" draw:layer="layout" svg:width="8.321cm" svg:height="0.962cm" svg:x="1.569cm" svg:y="1.952cm">
          <draw:text-box>
            <text:p>Thread &amp; Material Selection</text:p>
          </draw:text-box>
        </draw:frame>
        <draw:custom-shape draw:style-name="gr4" draw:text-style-name="P1" draw:layer="layout" svg:width="15.24cm" svg:height="17.685cm" svg:x="11.477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03cm" svg:height="1.28cm" svg:x="11.795cm" svg:y="1.952cm">
          <draw:text-box>
            <text:p>Calculations Pane</text:p>
          </draw:text-box>
        </draw:frame>
      </draw:page>
      <draw:page draw:name="page2" draw:style-name="dp1" draw:master-page-name="Default">
        <draw:custom-shape draw:style-name="gr6" draw:text-style-name="P1" draw:layer="layout" svg:width="24.448cm" svg:height="18.098cm" svg:x="1.952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94cm" svg:height="0.962cm" svg:x="1.952cm" svg:y="1cm">
          <draw:text-box>
            <text:p>Bolt Shear &amp; Tensile Analysis</text:p>
          </draw:text-box>
        </draw:frame>
        <draw:custom-shape draw:style-name="gr7" draw:text-style-name="P3" draw:layer="layout" svg:width="7.302cm" svg:height="7.62cm" svg:x="2.90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2.695cm" svg:y="1.952cm">
          <draw:text-box>
            <text:p>Thread Selection</text:p>
          </draw:text-box>
        </draw:frame>
        <draw:frame draw:style-name="gr2" draw:text-style-name="P2" draw:layer="layout" svg:width="3.673cm" svg:height="0.962cm" svg:x="3.042cm" svg:y="3.222cm">
          <draw:text-box>
            <text:p>Screw Size</text:p>
          </draw:text-box>
        </draw:frame>
        <draw:frame draw:style-name="gr2" draw:text-style-name="P2" draw:layer="layout" svg:width="5.294cm" svg:height="0.962cm" svg:x="3.008cm" svg:y="4.175cm">
          <draw:text-box>
            <text:p>Threads per Inch</text:p>
          </draw:text-box>
        </draw:frame>
        <draw:frame draw:style-name="gr8" draw:text-style-name="P2" draw:layer="layout" svg:width="4.27cm" svg:height="0.962cm" svg:x="3.08cm" svg:y="5.435cm">
          <draw:text-box>
            <text:p>Thread Class</text:p>
          </draw:text-box>
        </draw:frame>
        <draw:frame draw:style-name="gr2" draw:text-style-name="P2" draw:layer="layout" svg:width="4.939cm" svg:height="0.962cm" svg:x="3.046cm" svg:y="6.705cm">
          <draw:text-box>
            <text:p>Thread Material</text:p>
          </draw:text-box>
        </draw:frame>
        <draw:custom-shape draw:style-name="gr9" draw:text-style-name="P1" draw:layer="layout" svg:width="2.222cm" svg:height="1.27cm" svg:x="7.35cm" svg:y="8.937cm">
          <text:p text:style-name="P1">Calc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16cm" svg:height="7.62cm" svg:x="2.905cm" svg:y="11.7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94cm" svg:height="0.962cm" svg:x="2.905cm" svg:y="10.833cm">
          <draw:text-box>
            <text:p>Geometry Calculation</text:p>
          </draw:text-box>
        </draw:frame>
        <draw:custom-shape draw:style-name="gr11" draw:text-style-name="P3" draw:layer="layout" svg:width="9.525cm" svg:height="7.62cm" svg:x="14.9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47cm" svg:height="0.962cm" svg:x="14.938cm" svg:y="1.952cm">
          <draw:text-box>
            <text:p>Force Calculations</text:p>
          </draw:text-box>
        </draw:frame>
        <draw:frame draw:style-name="gr2" draw:text-style-name="P2" draw:layer="layout" svg:width="4.016cm" svg:height="0.962cm" svg:x="15.582cm" svg:y="3.857cm">
          <draw:text-box>
            <text:p>Tensile Yield</text:p>
          </draw:text-box>
        </draw:frame>
        <draw:frame draw:style-name="gr2" draw:text-style-name="P2" draw:layer="layout" svg:width="3.736cm" svg:height="0.962cm" svg:x="15.605cm" svg:y="4.81cm">
          <draw:text-box>
            <text:p>Shear Yield</text:p>
          </draw:text-box>
        </draw:frame>
        <draw:frame draw:style-name="gr2" draw:text-style-name="P2" draw:layer="layout" svg:width="4.972cm" svg:height="0.962cm" svg:x="15.605cm" svg:y="5.762cm">
          <draw:text-box>
            <text:p>Tensile Ultimate</text:p>
          </draw:text-box>
        </draw:frame>
        <draw:frame draw:style-name="gr2" draw:text-style-name="P2" draw:layer="layout" svg:width="4.693cm" svg:height="0.962cm" svg:x="15.674cm" svg:y="6.715cm">
          <draw:text-box>
            <text:p>Shear Ultimate</text:p>
          </draw:text-box>
        </draw:frame>
      </draw:page>
      <draw:page draw:name="page3" draw:style-name="dp1" draw:master-page-name="Default">
        <draw:custom-shape draw:style-name="gr12" draw:text-style-name="P1" draw:layer="layout" svg:width="8.592cm" svg:height="1.19cm" svg:x="10.207cm" svg:y="5.4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03cm" svg:height="3.175cm" svg:x="18.799cm" svg:y="4.4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322cm" svg:height="3.572cm" svg:x="14.173cm" svg:y="7.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6.35cm" svg:height="1.673cm" svg:x="15.287cm" svg:y="8.852cm">
          <draw:text-box>
            <text:p>Bolt Shear Loading</text:p>
          </draw:text-box>
        </draw:frame>
        <draw:custom-shape draw:style-name="gr14" draw:text-style-name="P1" draw:layer="layout" svg:width="1.322cm" svg:height="3.572cm" draw:transform="rotate (1.5707963267949) translate (4.73cm 6.76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6.379cm" svg:height="1.673cm" svg:x="3.828cm" svg:y="4.407cm">
          <draw:text-box>
            <text:p>Bolt Tensile Loading</text:p>
          </draw:text-box>
        </draw:frame>
        <draw:custom-shape draw:style-name="gr16" draw:text-style-name="P1" draw:layer="layout" svg:width="1.588cm" svg:height="1.905cm" svg:x="12.458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588cm" svg:height="1.905cm" svg:x="14.046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588cm" svg:height="1.905cm" svg:x="15.633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322cm" svg:height="3.572cm" draw:transform="rotate (1.5707963267949) translate (8.331cm 14.65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7.649cm" svg:height="1.673cm" svg:x="6.715cm" svg:y="12.112cm">
          <draw:text-box>
            <text:p>Thread Shear Loading</text:p>
          </draw:text-box>
        </draw:frame>
        <draw:custom-shape draw:style-name="gr17" draw:text-style-name="P1" draw:layer="layout" svg:width="4.762cm" svg:height="2.222cm" svg:x="12.459cm" svg:y="14.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20:28:18.285000000</meta:creation-date>
    <dc:date>2021-09-23T21:26:27.631000000</dc:date>
    <meta:editing-duration>P3DT37M38S</meta:editing-duration>
    <meta:editing-cycles>1</meta:editing-cycles>
    <meta:document-statistic meta:object-count="38"/>
    <meta:generator>LibreOffice/7.0.2.2$Windows_X86_64 LibreOffice_project/8349ace3c3162073abd90d81fd06dcfb6b36b994</meta:generator>
  </office:meta>
</office:document-meta>
</file>